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0B9DBD706776FA59.png" manifest:media-type="image/png"/>
  <manifest:file-entry manifest:full-path="Pictures/10000201000005560000030021036D4BE1D3CB93.png" manifest:media-type="image/png"/>
  <manifest:file-entry manifest:full-path="Pictures/100002010000055600000300D722803A3C98F802.png" manifest:media-type="image/png"/>
  <manifest:file-entry manifest:full-path="Pictures/100002010000055600000300CC0800A210674E76.png" manifest:media-type="image/png"/>
  <manifest:file-entry manifest:full-path="Pictures/10000201000005560000030047ECCECC067D6A19.png" manifest:media-type="image/png"/>
  <manifest:file-entry manifest:full-path="Pictures/1000020100000556000003002E90D6B094DDC812.png" manifest:media-type="image/png"/>
  <manifest:file-entry manifest:full-path="Pictures/100002010000055600000300CAD5020F6480F21F.png" manifest:media-type="image/png"/>
  <manifest:file-entry manifest:full-path="Pictures/100002010000055600000300EEF4B15E92A448C8.png" manifest:media-type="image/png"/>
  <manifest:file-entry manifest:full-path="Pictures/100002010000055600000300A5368C6C0522C9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Padrão">
        <draw:frame draw:style-name="gr1" draw:text-style-name="P1" draw:layer="layout" svg:width="27.999cm" svg:height="15.741cm" svg:x="0.001cm" svg:y="0cm">
          <draw:image xlink:href="Pictures/100002010000055600000300CC0800A210674E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7.999cm" svg:height="15.741cm" svg:x="0cm" svg:y="0.009cm">
          <draw:image xlink:href="Pictures/1000020100000556000003002E90D6B094DDC8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7.999cm" svg:height="15.741cm" svg:x="0.001cm" svg:y="0cm">
          <draw:image xlink:href="Pictures/100002010000055600000300A5368C6C0522C9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7.999cm" svg:height="15.741cm" svg:x="0cm" svg:y="0.067cm">
          <draw:image xlink:href="Pictures/100002010000055600000300EEF4B15E92A448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7.999cm" svg:height="15.741cm" svg:x="0cm" svg:y="0cm">
          <draw:image xlink:href="Pictures/10000201000005560000030047ECCECC067D6A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27.999cm" svg:height="15.741cm" svg:x="0.001cm" svg:y="0.009cm">
          <draw:image xlink:href="Pictures/10000201000005560000030021036D4BE1D3CB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7.999cm" svg:height="15.741cm" svg:x="0cm" svg:y="0.009cm">
          <draw:image xlink:href="Pictures/100002010000055600000300CAD5020F6480F2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7.999cm" svg:height="15.741cm" svg:x="0cm" svg:y="0.009cm">
          <draw:image xlink:href="Pictures/100002010000055600000300D722803A3C98F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7.999cm" svg:height="15.741cm" svg:x="0.001cm" svg:y="0cm">
          <draw:image xlink:href="Pictures/1000020100000556000003000B9DBD706776FA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0:54:21.295644068</meta:creation-date>
    <dc:date>2019-10-10T13:51:10.034358477</dc:date>
    <meta:editing-duration>PT1H25M46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